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Courier" svg:font-family="Courier" style:font-family-generic="system"/>
    <style:font-face style:name="Menlo" svg:font-family="Menlo, Monaco, 'Courier New', C" style:font-family-generic="system"/>
    <style:font-face style:name="SFMono-Regular" svg:font-family="SFMono-Regular, Consolas, 'Libe" style:font-family-generic="system"/>
    <style:font-face style:name="Liberation Mono" svg:font-family="'Liberation Mono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fo:language="en" fo:country="US" fo:font-weight="bold" style:font-weight-asian="bold" style:font-weight-complex="bold"/>
    </style:style>
    <style:style style:name="P4" style:family="paragraph" style:parent-style-name="Standard">
      <style:text-properties style:font-name="Menlo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Preformatted_20_Text">
      <style:text-properties fo:font-weight="bold" style:font-weight-asian="bold" style:font-weight-complex="bold"/>
    </style:style>
    <style:style style:name="P8" style:family="paragraph" style:parent-style-name="Preformatted_20_Text">
      <style:text-properties fo:language="en" fo:country="US" fo:font-weight="bold" style:font-weight-asian="bold" style:font-weight-complex="bold"/>
    </style:style>
    <style:style style:name="P9" style:family="paragraph" style:parent-style-name="Standard" style:master-page-name="MP0">
      <style:paragraph-properties style:page-number="auto" fo:break-before="page"/>
      <style:text-properties style:font-name="Arial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 style:list-style-name="L3"/>
    <style:style style:name="P13" style:family="paragraph" style:parent-style-name="Standard" style:list-style-name="L3">
      <style:text-properties fo:language="en" fo:country="US"/>
    </style:style>
    <style:style style:name="P14" style:family="paragraph" style:parent-style-name="Standard" style:list-style-name="L8">
      <style:text-properties fo:language="en" fo:country="US"/>
    </style:style>
    <style:style style:name="P15" style:family="paragraph" style:parent-style-name="Standard" style:list-style-name="L10">
      <style:text-properties fo:language="en" fo:country="US"/>
    </style:style>
    <style:style style:name="P16" style:family="paragraph" style:parent-style-name="Standard" style:list-style-name="L4"/>
    <style:style style:name="P17" style:family="paragraph" style:parent-style-name="Standard" style:list-style-name="L5"/>
    <style:style style:name="P18" style:family="paragraph" style:parent-style-name="Standard" style:list-style-name="L6"/>
    <style:style style:name="P19" style:family="paragraph" style:parent-style-name="Standard" style:list-style-name="L7"/>
    <style:style style:name="P20" style:family="paragraph" style:parent-style-name="Standard" style:list-style-name="L8"/>
    <style:style style:name="P21" style:family="paragraph" style:parent-style-name="Standard" style:list-style-name="L9"/>
    <style:style style:name="P22" style:family="paragraph" style:parent-style-name="Standard" style:list-style-name="L10"/>
    <style:style style:name="P23" style:family="paragraph" style:parent-style-name="Standard" style:list-style-name="L11"/>
    <style:style style:name="P24" style:family="paragraph" style:parent-style-name="Preformatted_20_Text" style:list-style-name="L11"/>
    <style:style style:name="T1" style:family="text">
      <style:text-properties style:font-name="Arial"/>
    </style:style>
    <style:style style:name="T2" style:family="text">
      <style:text-properties style:font-name="Arial" fo:language="en" fo:country="US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style:text-line-through-style="solid" style:text-line-through-type="single" style:font-name="Arial" style:text-underline-mode="continuous" style:text-overline-mode="continuous" style:text-line-through-mode="continuous"/>
    </style:style>
    <style:style style:name="T5" style:family="text">
      <style:text-properties fo:color="#333333" style:font-name="Courier"/>
    </style:style>
    <style:style style:name="T6" style:family="text">
      <style:text-properties style:font-name="Menlo"/>
    </style:style>
    <style:style style:name="T7" style:family="text">
      <style:text-properties style:font-name="Menlo" fo:language="en" fo:country="US"/>
    </style:style>
    <style:style style:name="T8" style:family="text">
      <style:text-properties fo:color="#24292e" style:font-name="SFMono-Regular" fo:font-size="9.5pt" style:font-size-asian="9.5pt"/>
    </style:style>
    <style:style style:name="T9" style:family="text">
      <style:text-properties fo:color="#24292e" style:font-name="SFMono-Regular" fo:font-size="9.5pt" fo:language="en" fo:country="US" style:font-size-asian="9.5pt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222222" style:font-name="dejavu sans mono" fo:font-size="12pt" style:font-size-asian="12pt" style:font-size-complex="12pt"/>
    </style:style>
    <style:style style:name="T14" style:family="text">
      <style:text-properties officeooo:rsid="0016e696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0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0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0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0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0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0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0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0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0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1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>Ubunto debian</text:p>
      <text:p text:style-name="P2">Inserir sudo antes de todo comando (padrão ubunto)</text:p>
      <text:p text:style-name="P2"/>
      <text:p text:style-name="P1">- tab: autocompleta o nome da pasta</text:p>
      <text:p text:style-name="P1">- mkdir //cria pasta</text:p>
      <text:p text:style-name="P1">- dir or ls //lista tudo dentro do diretório</text:p>
      <text:p text:style-name="P1">- clear ou ctrl + l //limpa terminal</text:p>
      <text:p text:style-name="P1">- ctrl + shift + v: colar algo no terminal</text:p>
      <text:p text:style-name="P1">- ctrl + shift +c: copiar algo no terminal</text:p>
      <text:p text:style-name="P1">- (-y) da permissão pra tudo no comando executado</text:p>
      <text:p text:style-name="Standard"><text:span text:style-name="Fonte_20_parág._20_padrão"><text:span text:style-name="T1">- sudo apt install curl </text:span></text:span><text:span text:style-name="Fonte_20_parág._20_padrão"><text:span text:style-name="T4">-y</text:span></text:span></text:p>
      <text:p text:style-name="Standard"><text:span text:style-name="Fonte_20_parág._20_padrão"><text:span text:style-name="T1">- sudo </text:span></text:span><text:span text:style-name="Strong_20_Emphasis"><text:span text:style-name="T5">chmod -R 777 diretorio </text:span></text:span><text:span text:style-name="Fonte_20_parág._20_padrão"><text:span text:style-name="T1">//dar permissão de leitura escrita para a pasta</text:span></text:span></text:p>
      <text:p text:style-name="Standard"><text:span text:style-name="Fonte_20_parág._20_padrão"><text:span text:style-name="T2">- sudo apt-get update</text:span></text:span></text:p>
      <text:p text:style-name="Standard"><text:span text:style-name="Fonte_20_parág._20_padrão"><text:span text:style-name="T2">- sudo apt install -f nodejs -y</text:span></text:span></text:p>
      <text:p text:style-name="Standard"><text:span text:style-name="Fonte_20_parág._20_padrão"><text:span text:style-name="T1">- sudo nano /etc/hosts //edita o arquivo de dns</text:span></text:span></text:p>
      <text:p text:style-name="P2"/>
      <text:p text:style-name="P3">Instalando terminal ZSH</text:p>
      <text:p text:style-name="Standard"><text:span text:style-name="Fonte_20_parág._20_padrão"><text:span text:style-name="T2">- </text:span></text:span><text:span text:style-name="Fonte_20_parág._20_padrão"><text:span text:style-name="T7">sudo apt-get install zsh</text:span></text:span></text:p>
      <text:p text:style-name="Standard"><text:span text:style-name="Fonte_20_parág._20_padrão"><text:span text:style-name="T6">- </text:span></text:span><text:a xlink:type="simple" xlink:href="https://ohmyz.sh/" office:target-frame-name="_top" xlink:show="replace" text:style-name="Internet_20_link" text:visited-style-name="Visited_20_Internet_20_Link"><text:span text:style-name="Fonte_20_parág._20_padrão"><text:span text:style-name="T6">https://ohmyz.sh/</text:span></text:span></text:a></text:p>
      <text:p text:style-name="Standard"><text:span text:style-name="Fonte_20_parág._20_padrão"><text:span text:style-name="T6">- Ctrl + d: volta pro terminal normal</text:span></text:span></text:p>
      <text:p text:style-name="P4">- Do terminal padrão pro zsh digitar no terminal: zsh</text:p>
      <text:p text:style-name="Standard"><text:span text:style-name="Fonte_20_parág._20_padrão"><text:span text:style-name="T6">- alias: mostra help</text:span></text:span></text:p>
      <text:p text:style-name="Standard"><text:span text:style-name="Fonte_20_parág._20_padrão"><text:span text:style-name="T6">- gaa ou ga . : adiciona todos os arquivos no repositório</text:span></text:span></text:p>
      <text:p text:style-name="P4">- gc -m “mensagem”: comita todos os arquivos no repositório</text:p>
      <text:p text:style-name="P2"/>
      <text:p text:style-name="P2">Gerenciador / facilitador de <text:s/>instalação do node js</text:p>
      <text:p text:style-name="Standard"><text:a xlink:type="simple" xlink:href="https://github.com/nvm-sh/nvm" office:target-frame-name="_top" xlink:show="replace" text:style-name="Internet_20_link" text:visited-style-name="Visited_20_Internet_20_Link"><text:span text:style-name="Fonte_20_parág._20_padrão"><text:span text:style-name="T3">https://github.com/nvm-sh/nvm</text:span></text:span></text:a></text:p>
      <text:p text:style-name="P2"/>
      <text:p text:style-name="P2">Git</text:p>
      <text:p text:style-name="Standard"><text:span text:style-name="Fonte_20_parág._20_padrão"><text:span text:style-name="T1">- Instalar git no ubunto: </text:span></text:span><text:a xlink:type="simple" xlink:href="https://www.hostinger.com.br/tutoriais/tutorial-do-git-basics-introducao/" office:target-frame-name="_top" xlink:show="replace" text:style-name="Internet_20_link" text:visited-style-name="Visited_20_Internet_20_Link">https://www.hostinger.com.br/tutoriais/tutorial-do-git-basics-introducao/</text:a></text:p>
      <text:p text:style-name="Standard">- <text:span text:style-name="Source_20_Text"><text:span text:style-name="T8">git clone ‘url’ //clona o repositório, trocar url por url de clone</text:span></text:span></text:p>
      <text:p text:style-name="Standard">- git add –all //adiciona todos arquivos</text:p>
      <text:p text:style-name="Standard">- git commit -v -m “mensagem” //comita todos os arquivos</text:p>
      <text:p text:style-name="Standard">- git pull //trás tudo do remoto</text:p>
      <text:p text:style-name="Standard">- git push //joga tudo pro remoto</text:p>
      <text:p text:style-name="Standard">- git reset --hard HEAD //trás todo o projeto de novo a partir da última alteração</text:p>
      <text:p text:style-name="Standard">- git checkout ‘develop’ //faz checkout na branch de escolha e limpa oq não foi adicionado / comitado</text:p>
      <text:p text:style-name="P5">- git push origin master //commita na branch master</text:p>
      <text:p text:style-name="P5">- git merge test //faz merge da branch test para master</text:p>
      <text:p text:style-name="Standard">- git status //ve se tem algo pendente pra commitar</text:p>
      <text:p text:style-name="Standard">- git stash //retira coisas não comitadas de uma branch e salva para usar em outrar branch</text:p>
      <text:p text:style-name="Standard">- git branch test f630d3f // pega branch de código e joga na branch test</text:p>
      <text:p text:style-name="Standard">- git log --oneline //ve o log do repositório / branch</text:p>
      <text:p text:style-name="P5">- git branch ‘cypress’ //cria a branch cypress</text:p>
      <text:p text:style-name="Standard">- git add cypress.json cypress/ <text:s/>//adiciona os arquivos especificos</text:p>
      <text:p text:style-name="Standard">- git commit -m "adicionando cypress" //adiciona somente os arquivo adicionados</text:p>
      <text:p text:style-name="Standard"><text:span text:style-name="Fonte_20_parág._20_padrão"><text:span text:style-name="T10">- </text:span></text:span><text:span text:style-name="Fonte_20_parág._20_padrão"><text:span text:style-name="T11">instalar git-flow: </text:span></text:span><text:a xlink:type="simple" xlink:href="https://danielkummer.github.io/git-flow-cheatsheet/index.pt_BR.html" office:target-frame-name="_top" xlink:show="replace" text:style-name="Internet_20_link" text:visited-style-name="Visited_20_Internet_20_Link"><text:span text:style-name="Fonte_20_parág._20_padrão"><text:span text:style-name="T11">https://danielkummer.github.io/git-flow-cheatsheet/index.pt_BR.html</text:span></text:span></text:a></text:p>
      <text:p text:style-name="P5">- sudo git flow init //inicia o git flow</text:p>
      <text:p text:style-name="Standard">- git branch -m ‘feature/cypress’ //renomeia a feature atual para o novo nome</text:p>
      <text:p text:style-name="P5">- git push --set-upstream origin feature/cypress //sobe a branch pro remoto</text:p>
      <text:p text:style-name="P5"><text:soft-page-break/>- git flow feature finish //finaliza feature e joga pra develop</text:p>
      <text:p text:style-name="P5"/>
      <text:p text:style-name="P3">React JS</text:p>
      <text:p text:style-name="P3"/>
      <text:p text:style-name="P1">- Manipulação de DOM</text:p>
      <text:p text:style-name="P1">- Utilizar CreateReactApp</text:p>
      <text:p text:style-name="Standard"><text:span text:style-name="Fonte_20_parág._20_padrão"><text:span text:style-name="T1">- Instalar o node</text:span></text:span></text:p>
      <text:list xml:id="list2117339912" text:style-name="L1">
        <text:list-item>
          <text:p text:style-name="P10"><text:a xlink:type="simple" xlink:href="https://www.digitalocean.com/community/tutorials/como-instalar-o-node-js-no-ubuntu-16-04-pt" office:target-frame-name="_top" xlink:show="replace" text:style-name="Internet_20_link" text:visited-style-name="Visited_20_Internet_20_Link"><text:span text:style-name="Fonte_20_parág._20_padrão"><text:span text:style-name="T8">https://www.digitalocean.com/community/tutorials/como-instalar-o-node-js-no-ubuntu-16-04-pt</text:span></text:span></text:a></text:p>
        </text:list-item>
      </text:list>
      <text:p text:style-name="Standard"/>
      <text:p text:style-name="Standard">- <text:a xlink:type="simple" xlink:href="https://github.com/facebook/create-react-app" office:target-frame-name="_top" xlink:show="replace" text:style-name="Internet_20_link" text:visited-style-name="Visited_20_Internet_20_Link">https://github.com/facebook/create-react-app</text:a></text:p>
      <text:p text:style-name="Standard">- <text:a xlink:type="simple" xlink:href="https://reactjs.org/tutorial/tutorial.html" office:target-frame-name="_top" xlink:show="replace" text:style-name="Internet_20_link" text:visited-style-name="Visited_20_Internet_20_Link">https://reactjs.org/tutorial/tutorial.html</text:a></text:p>
      <text:p text:style-name="Standard">- Instalar yarn: <text:a xlink:type="simple" xlink:href="https://classic.yarnpkg.com/pt-BR/docs/install/#debian-stable" office:target-frame-name="_top" xlink:show="replace" text:style-name="Internet_20_link" text:visited-style-name="Visited_20_Internet_20_Link">https://classic.yarnpkg.com/pt-BR/docs/install/#debian-stable</text:a></text:p>
      <text:list xml:id="list92604324" text:style-name="L2">
        <text:list-item>
          <text:p text:style-name="P11">sudo yarn install: instala todas dependências</text:p>
        </text:list-item>
      </text:list>
      <text:p text:style-name="Standard"/>
      <text:p text:style-name="Standard">- Criar diretório do projeto (C:/Projects/Nome-Projeto), acessar o mesmo via terminal e executar os comandos a baixo:</text:p>
      <text:list xml:id="list2739360961" text:style-name="L3">
        <text:list-item>
          <text:p text:style-name="P13">sudo npm install -g create-react-app</text:p>
        </text:list-item>
        <text:list-item>
          <text:p text:style-name="P12">sudo create-react-app frontend</text:p>
        </text:list-item>
        <text:list-item>
          <text:p text:style-name="P13">ou executar somente: sudo yarn create react-app frontend</text:p>
        </text:list-item>
      </text:list>
      <text:p text:style-name="P5"/>
      <text:p text:style-name="Standard">- Para subir o servidor: sudo yarn start</text:p>
      <text:list xml:id="list1308439052" text:style-name="L4">
        <text:list-item>
          <text:p text:style-name="P16">endereço padrão de acesso: <text:a xlink:type="simple" xlink:href="http://localhost:3000/" office:target-frame-name="_top" xlink:show="replace" text:style-name="Internet_20_link" text:visited-style-name="Visited_20_Internet_20_Link">http://localhost:3000/</text:a></text:p>
        </text:list-item>
      </text:list>
      <text:p text:style-name="Standard"/>
      <text:p text:style-name="Standard">- Função Render: única que deve ser instanciada obrigatoriamente</text:p>
      <text:list xml:id="list2238843201" text:style-name="L5">
        <text:list-item>
          <text:p text:style-name="P17">retorna um elemento React (JSX)</text:p>
        </text:list-item>
        <text:list-item>
          <text:p text:style-name="P17">também pode ser retornado um Array / fragmento a partir da versão (16)</text:p>
        </text:list-item>
        <text:list-item>
          <text:p text:style-name="P17">Portal</text:p>
        </text:list-item>
        <text:list-item>
          <text:p text:style-name="P17">String / Númeric / booleano / nulls</text:p>
        </text:list-item>
      </text:list>
      <text:p text:style-name="Standard"/>
      <text:p text:style-name="Standard">- Requisições a APIs só podem ser feitas dentro do componentDidMount</text:p>
      <text:p text:style-name="Standard"/>
      <text:p text:style-name="Standard">- Ciclo de vida do react, funções que são executadas assim que o componente é montado:</text:p>
      <text:list xml:id="list3773700685" text:style-name="L6">
        <text:list-item>
          <text:p text:style-name="P18">Constructor</text:p>
        </text:list-item>
        <text:list-item>
          <text:p text:style-name="P18">Render</text:p>
        </text:list-item>
        <text:list-item>
          <text:p text:style-name="P18">Reac updates DOM and refs</text:p>
        </text:list-item>
        <text:list-item>
          <text:p text:style-name="P18">componentDidMount (instanciar listeners)</text:p>
        </text:list-item>
        <text:list-item>
          <text:p text:style-name="P18">componenteWillUnmount (remover / limpar listeners) – função executada ao desmontar componente</text:p>
        </text:list-item>
      </text:list>
      <text:p text:style-name="Standard"/>
      <text:p text:style-name="Standard">- Instalando blibliotecas: todas as bibliotecas devem ser instaladas no repositório frontend</text:p>
      <text:list xml:id="list3800243013" text:style-name="L7">
        <text:list-item>
          <text:p text:style-name="P19">sudo yarn add axios</text:p>
        </text:list-item>
      </text:list>
      <text:list xml:id="list2375611494" text:style-name="L8">
        <text:list-item>
          <text:p text:style-name="P14">sudo yarn add react-router-dom</text:p>
        </text:list-item>
        <text:list-item>
          <text:p text:style-name="P20"><text:span text:style-name="Fonte_20_parág._20_padrão"><text:span text:style-name="T10">sudo yarn add react-toastify //</text:span></text:span><text:a xlink:type="simple" xlink:href="https://github.com/fkhadra/react-toastify" office:target-frame-name="_top" xlink:show="replace" text:style-name="Internet_20_link" text:visited-style-name="Visited_20_Internet_20_Link"><text:span text:style-name="Hyperlink"><text:span text:style-name="T10">https://github.com/fkhadra/react-toastify</text:span></text:span></text:a><text:span text:style-name="Fonte_20_parág._20_padrão"><text:span text:style-name="T10"><text:tab/></text:span></text:span></text:p>
        </text:list-item>
        <text:list-item>
          <text:p text:style-name="P20">sudo yarn add bootstrap-icons //instalar ultima versão do node 12.16.1</text:p>
        </text:list-item>
      </text:list>
      <text:p text:style-name="Standard"/>
      <text:p text:style-name="Standard"><text:span text:style-name="Fonte_20_parág._20_padrão"><text:span text:style-name="T12">scss –</text:span></text:span> <text:span text:style-name="Fonte_20_parág._20_padrão"><text:span text:style-name="T12">css com identação</text:span></text:span></text:p>
      <text:p text:style-name="P6"/>
      <text:p text:style-name="P6">css inline com react</text:p>
      <text:p text:style-name="P6"/>
      <text:p text:style-name="P5">//inline</text:p>
      <text:p text:style-name="P5">const logoStyle = {</text:p>
      <text:p text:style-name="P5"><text:s text:c="4"/>width: 5+'%',</text:p>
      <text:p text:style-name="P5"><text:soft-page-break/><text:s text:c="4"/>height: 5+'%',</text:p>
      <text:p text:style-name="P5"><text:s text:c="4"/>display: flex</text:p>
      <text:p text:style-name="P5">}</text:p>
      <text:p text:style-name="P5"/>
      <text:p text:style-name="P5">export default function Login() {</text:p>
      <text:p text:style-name="P5"><text:s text:c="4"/>return (</text:p>
      <text:p text:style-name="P5"><text:s text:c="8"/>&lt;img src={logo} alt="Squads" style={logoStyle}/&gt; <text:s text:c="7"/></text:p>
      <text:p text:style-name="Standard"><text:span text:style-name="Fonte_20_parág._20_padrão"><text:span text:style-name="T10"><text:s text:c="4"/></text:span></text:span>);</text:p>
      <text:p text:style-name="Standard">}</text:p>
      <text:p text:style-name="Standard"/>
      <text:p text:style-name="P6">Vs Code</text:p>
      <text:p text:style-name="Standard">- plugin</text:p>
      <text:list xml:id="list1083223726" text:style-name="L9">
        <text:list-item>
          <text:p text:style-name="P21">color highlight</text:p>
        </text:list-item>
        <text:list-item>
          <text:p text:style-name="P21">material icon theme</text:p>
        </text:list-item>
        <text:list-item>
          <text:p text:style-name="P21">drácula</text:p>
        </text:list-item>
        <text:list-item>
          <text:p text:style-name="P21">live share: permite duas pessoas mexer no código</text:p>
        </text:list-item>
        <text:list-item>
          <text:p text:style-name="P21">eazy-snippets-react</text:p>
        </text:list-item>
        <text:list-item>
          <text:p text:style-name="P21">vscode-icons</text:p>
        </text:list-item>
        <text:list-item>
          <text:p text:style-name="P21">CSS Formatter</text:p>
        </text:list-item>
        <text:list-item>
          <text:p text:style-name="P21">Duplicate selection or line //alterar atalho para ctrl + shift + d</text:p>
        </text:list-item>
      </text:list>
      <text:p text:style-name="Standard"/>
      <text:p text:style-name="Standard"/>
      <text:p text:style-name="Standard">-Atalho Alt + shift + f ou ctrl + shift + i: identa o código</text:p>
      <text:p text:style-name="Standard">- Atalho ctrl +/: comenta e descomenta</text:p>
      <text:p text:style-name="Standard"/>
      <text:p text:style-name="Standard"><text:span text:style-name="Fonte_20_parág._20_padrão"><text:span text:style-name="T12">cypress test – </text:span></text:span>testes</text:p>
      <text:p text:style-name="Standard">app actions</text:p>
      <text:p text:style-name="Standard">page options</text:p>
      <text:p text:style-name="Standard"/>
      <text:p text:style-name="P6">Instalação cypress: Acessar / criar repositório cypress no mesmo nó de frontend e backend para instalar a biblioteca</text:p>
      <text:p text:style-name="P6"/>
      <text:p text:style-name="Standard"><text:a xlink:type="simple" xlink:href="https://docs.cypress.io/guides/getting-started/installing-cypress.html#Adding-npm-scripts" office:target-frame-name="_top" xlink:show="replace" text:style-name="Internet_20_link" text:visited-style-name="Visited_20_Internet_20_Link"><text:span text:style-name="Fonte_20_parág._20_padrão"><text:span text:style-name="T12">https://docs.cypress.io/guides/getting-started/installing-cypress.html#Adding-npm-scripts</text:span></text:span></text:a></text:p>
      <text:p text:style-name="P6"/>
      <text:list xml:id="list3166481292" text:style-name="L10">
        <text:list-item>
          <text:p text:style-name="P22">sudo yarn add cypress –dev</text:p>
        </text:list-item>
        <text:list-item>
          <text:p text:style-name="P15">yarn run cypress open //starta o cypress</text:p>
        </text:list-item>
        <text:list-item>
          <text:p text:style-name="P22">yarn start cypress:open</text:p>
        </text:list-item>
        <text:list-item>
          <text:p text:style-name="P15">$(npm bin)/cypress open ou yarn cypress_open</text:p>
        </text:list-item>
        <text:list-item>
          <text:p text:style-name="P15">ambiente=positiva <text:s/>yarn cypress_open //<text:span text:style-name="T14">define qual o ambiente de teste e starta o cypress</text:span></text:p>
        </text:list-item>
      </text:list>
      <text:p text:style-name="P5"/>
      <text:p text:style-name="P5"/>
      <text:p text:style-name="Standard"><text:span text:style-name="Fonte_20_parág._20_padrão"><text:span text:style-name="T12">Discord – </text:span></text:span>aplicativo de conversa, bom para trocar código e trabalhar</text:p>
      <text:p text:style-name="Standard"/>
      <text:p text:style-name="P6">Docker – instalação:</text:p>
      <text:list xml:id="list171124294" text:style-name="L11">
        <text:list-item>
          <text:p text:style-name="P23"><text:span text:style-name="Fonte_20_parág._20_padrão"><text:span text:style-name="T11">docker: </text:span></text:span><text:a xlink:type="simple" xlink:href="https://docs.docker.com/install/linux/docker-ce/ubuntu/" office:target-frame-name="_top" xlink:show="replace" text:style-name="Internet_20_link" text:visited-style-name="Visited_20_Internet_20_Link"><text:span text:style-name="Fonte_20_parág._20_padrão"><text:span text:style-name="T11">https://docs.docker.com/install/linux/docker-ce/ubuntu/</text:span></text:span></text:a></text:p>
        </text:list-item>
        <text:list-item>
          <text:p text:style-name="P23"><text:span text:style-name="Fonte_20_parág._20_padrão"><text:span text:style-name="T11">docker-compose: </text:span></text:span><text:a xlink:type="simple" xlink:href="https://docs.docker.com/compose/install/" office:target-frame-name="_top" xlink:show="replace" text:style-name="Internet_20_link" text:visited-style-name="Visited_20_Internet_20_Link"><text:span text:style-name="Fonte_20_parág._20_padrão"><text:span text:style-name="T10">https://docs.docker.com/compose/install/</text:span></text:span></text:a></text:p>
        </text:list-item>
        <text:list-item>
          <text:p text:style-name="P23">sudo docker-compose down //baixa os container</text:p>
        </text:list-item>
        <text:list-item>
          <text:p text:style-name="P24"><text:span text:style-name="Source_20_Text"><text:span text:style-name="T9">sudo docker-compose -f docker-compose.yml -f docker-compose.dev.yml up --build --force-recreate -d //subir ambientes</text:span></text:span></text:p>
        </text:list-item>
        <text:list-item>
          <text:p text:style-name="P24"><text:span text:style-name="Source_20_Text"><text:span text:style-name="T8">sudo docker run -dit --name portalrelacionamento -p 8080:80 -v ${PWD}/build/:/usr/local/apache2/htdocs/ httpd:2.4 //sobe um container na porta 8080 apontando para 80 do apache</text:span></text:span></text:p>
        </text:list-item>
        <text:list-item>
          <text:p text:style-name="P24"><text:span text:style-name="Source_20_Text"><text:span text:style-name="T8">sudo docker stop portalrelacionamento //derruba o container</text:span></text:span></text:p>
        </text:list-item>
        <text:list-item>
          <text:p text:style-name="P24"><text:soft-page-break/><text:span text:style-name="Source_20_Text"><text:span text:style-name="T8">sudo docker rn d3d15ac2f85480adae0e92b1603555884d002d96eed8d53723e7e3aebd6b6fae //renomeia o container</text:span></text:span></text:p>
        </text:list-item>
        <text:list-item>
          <text:p text:style-name="P24"><text:span text:style-name="Source_20_Text"><text:span text:style-name="T8">sudo docker ps //lista os containers</text:span></text:span></text:p>
        </text:list-item>
      </text:list>
      <text:p text:style-name="P7"/>
      <text:p text:style-name="P7"/>
      <text:p text:style-name="Preformatted_20_Text"><text:span text:style-name="Source_20_Text"><text:span text:style-name="T13">Font Awesome: usado para pegar ícones</text:span></text:span></text:p>
      <text:p text:style-name="Preformatted_20_Text"/>
      <text:p text:style-name="P8">touch .gitignore &amp;&amp; echo "node_modules/" &gt;&gt; .gitignore &amp;&amp; git rm -r --cached node_modules ; git status</text:p>
      <text:p text:style-name="P7">//cria o arquivo .gitignore se não existir e adiciona node_modules a ele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Courier" svg:font-family="Courier" style:font-family-generic="system"/>
    <style:font-face style:name="Menlo" svg:font-family="Menlo, Monaco, 'Courier New', C" style:font-family-generic="system"/>
    <style:font-face style:name="SFMono-Regular" svg:font-family="SFMono-Regular, Consolas, 'Libe" style:font-family-generic="system"/>
    <style:font-face style:name="Liberation Mono" svg:font-family="'Liberation Mono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1" style:display-name="WW_CharLFO1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2" style:display-name="WW_CharLFO1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3" style:display-name="WW_CharLFO1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4" style:display-name="WW_CharLFO1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5" style:display-name="WW_CharLFO1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6" style:display-name="WW_CharLFO1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7" style:display-name="WW_CharLFO1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8" style:display-name="WW_CharLFO1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9" style:display-name="WW_CharLFO1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1" style:display-name="WW_CharLFO1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2" style:display-name="WW_CharLFO1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3" style:display-name="WW_CharLFO1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4" style:display-name="WW_CharLFO1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5" style:display-name="WW_CharLFO1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6" style:display-name="WW_CharLFO1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7" style:display-name="WW_CharLFO1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8" style:display-name="WW_CharLFO1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9" style:display-name="WW_CharLFO1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2-20T11:05:00Z</meta:creation-date>
    <dc:date>2020-03-09T15:14:13.739299410</dc:date>
    <meta:editing-cycles>99</meta:editing-cycles>
    <meta:editing-duration>PT9H59M17S</meta:editing-duration>
    <meta:document-statistic meta:table-count="0" meta:image-count="0" meta:object-count="0" meta:page-count="4" meta:paragraph-count="127" meta:word-count="900" meta:character-count="5864" meta:non-whitespace-character-count="5093"/>
    <meta:template xlink:type="simple" xlink:actuate="onRequest" xlink:title="" xlink:href="Normal"/>
  </office:meta>
</office:document-meta>
</file>